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bottom="0.1111in" fo:line-height="150%"/>
    </style:style>
    <style:style style:name="T2" style:parent-style-name="Fonteparág.padrão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T3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4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5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6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7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8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9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10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11" style:parent-style-name="Fonteparág.padrão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T12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P13" style:parent-style-name="Normal" style:family="paragraph">
      <style:paragraph-properties fo:margin-bottom="0.1111in" fo:line-height="150%"/>
    </style:style>
    <style:style style:name="T14" style:parent-style-name="Fonteparág.padrão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T15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16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17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18" style:parent-style-name="Fonteparág.padrão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T19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P20" style:parent-style-name="Normal" style:family="paragraph">
      <style:paragraph-properties fo:margin-bottom="0.1111in" fo:line-height="150%"/>
    </style:style>
    <style:style style:name="P21" style:parent-style-name="Normal" style:family="paragraph">
      <style:paragraph-properties fo:margin-bottom="0.1111in" fo:line-height="150%"/>
    </style:style>
    <style:style style:name="T22" style:parent-style-name="Fonteparág.padrão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T23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24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25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26" style:parent-style-name="Fonteparág.padrão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P27" style:parent-style-name="Normal" style:family="paragraph">
      <style:paragraph-properties fo:margin-bottom="0.1111in" fo:line-height="150%"/>
    </style:style>
    <style:style style:name="T28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P29" style:parent-style-name="Normal" style:family="paragraph">
      <style:paragraph-properties fo:margin-bottom="0.1111in" fo:line-height="150%"/>
    </style:style>
    <style:style style:name="T30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31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P32" style:parent-style-name="Normal" style:family="paragraph">
      <style:paragraph-properties fo:margin-bottom="0.1111in" fo:line-height="150%"/>
    </style:style>
    <style:style style:name="T33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P34" style:parent-style-name="Normal" style:family="paragraph">
      <style:paragraph-properties fo:margin-bottom="0.1111in" fo:line-height="150%"/>
    </style:style>
    <style:style style:name="T35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P36" style:parent-style-name="Normal" style:family="paragraph">
      <style:paragraph-properties fo:margin-bottom="0.1111in" fo:line-height="150%"/>
    </style:style>
    <style:style style:name="P37" style:parent-style-name="Normal" style:family="paragraph">
      <style:paragraph-properties fo:margin-bottom="0.1111in" fo:line-height="150%"/>
    </style:style>
    <style:style style:name="T38" style:parent-style-name="Fonteparág.padrão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T39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40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41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42" style:parent-style-name="Fonteparág.padrão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P43" style:parent-style-name="Normal" style:family="paragraph">
      <style:paragraph-properties fo:margin-bottom="0.1111in" fo:line-height="150%"/>
    </style:style>
    <style:style style:name="T44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45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P46" style:parent-style-name="Normal" style:family="paragraph">
      <style:paragraph-properties fo:margin-bottom="0.1111in" fo:line-height="150%"/>
    </style:style>
    <style:style style:name="T47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P48" style:parent-style-name="Normal" style:family="paragraph">
      <style:paragraph-properties fo:margin-bottom="0.1111in" fo:line-height="150%"/>
    </style:style>
    <style:style style:name="T49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P50" style:parent-style-name="Normal" style:family="paragraph">
      <style:paragraph-properties fo:margin-bottom="0.1111in" fo:line-height="150%"/>
    </style:style>
    <style:style style:name="T51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52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P53" style:parent-style-name="Normal" style:family="paragraph">
      <style:paragraph-properties fo:margin-bottom="0.1111in" fo:line-height="150%"/>
    </style:style>
    <style:style style:name="P54" style:parent-style-name="Normal" style:family="paragraph">
      <style:paragraph-properties fo:margin-bottom="0.1111in" fo:line-height="150%"/>
    </style:style>
    <style:style style:name="T55" style:parent-style-name="Fonteparág.padrão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T56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57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58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59" style:parent-style-name="Fonteparág.padrão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P60" style:parent-style-name="Normal" style:family="paragraph">
      <style:paragraph-properties fo:margin-bottom="0.1111in" fo:line-height="150%"/>
    </style:style>
    <style:style style:name="T61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P62" style:parent-style-name="Normal" style:family="paragraph">
      <style:paragraph-properties fo:margin-bottom="0.1111in" fo:line-height="150%"/>
    </style:style>
    <style:style style:name="T63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P64" style:parent-style-name="Normal" style:family="paragraph">
      <style:paragraph-properties fo:margin-bottom="0.1111in" fo:line-height="150%"/>
    </style:style>
    <style:style style:name="T65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P66" style:parent-style-name="Normal" style:family="paragraph">
      <style:paragraph-properties fo:margin-bottom="0.1111in" fo:line-height="150%"/>
    </style:style>
    <style:style style:name="T67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P68" style:parent-style-name="Normal" style:family="paragraph">
      <style:paragraph-properties fo:line-height="150%"/>
    </style:style>
    <style:style style:name="P69" style:parent-style-name="Normal" style:family="paragraph">
      <style:paragraph-properties fo:line-height="150%"/>
    </style:style>
    <style:style style:name="T70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P71" style:parent-style-name="Normal" style:family="paragraph">
      <style:paragraph-properties fo:line-height="150%"/>
    </style:style>
    <style:style style:name="P72" style:parent-style-name="Normal" style:family="paragraph">
      <style:paragraph-properties fo:margin-bottom="0.1111in" fo:line-height="150%"/>
    </style:style>
    <style:style style:name="T73" style:parent-style-name="Fonteparág.padrão" style:family="text">
      <style:text-properties style:font-name="Times New Roman" style:font-name-asian="Times New Roman" style:font-name-complex="Times New Roman" fo:color="#000000"/>
    </style:style>
  </office:automatic-styles>
  <office:body>
    <office:text text:use-soft-page-breaks="true">
      <text:p text:style-name="P1"><text:span text:style-name="T2">Aluno</text:span><text:span text:style-name="T3">: Raul Barca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Data:</text:span><text:span text:style-name="T12"><text:s/>28/05/2013</text:span></text:p>
      <text:p text:style-name="P13"><text:span text:style-name="T14">Fase/Iteração:</text:span><text:span text:style-name="T15"><text:s/>Primeira entrega</text:span><text:span text:style-name="T16"><text:tab/></text:span><text:span text:style-name="T17"><text:tab/></text:span><text:span text:style-name="T18">Esforço Total:</text:span><text:span text:style-name="T19"><text:s/>30 Horas</text:span></text:p>
      <text:p text:style-name="P20"/>
      <text:p text:style-name="P21"><text:span text:style-name="T22">Atividade: Propostas de Integração</text:span><text:span text:style-name="T23"><text:tab/></text:span><text:span text:style-name="T24"><text:tab/></text:span><text:span text:style-name="T25"><text:tab/></text:span><text:span text:style-name="T26">Esforço: 18 Horas</text:span></text:p>
      <text:p text:style-name="P27"><text:span text:style-name="T28">Descrição: Reuniões com fornecedor de requisitos e modelagem das propostas de integração.</text:span></text:p>
      <text:p text:style-name="P29"><text:span text:style-name="T30">Produtos:<text:s/></text:span><text:span text:style-name="T31">Propostas de integração por arquivo, banco de dados e mensagem.</text:span></text:p>
      <text:p text:style-name="P32"><text:span text:style-name="T33">Equipe: Raul Barca e Vinícius Dantas.</text:span></text:p>
      <text:p text:style-name="P34"><text:span text:style-name="T35">Artefato: proposta-arquivos.png, proposta-base de dados.png, proposta-mensagens.png</text:span></text:p>
      <text:p text:style-name="P36"/>
      <text:p text:style-name="P37"><text:span text:style-name="T38">Atividade: Modelo Arquitetural</text:span><text:span text:style-name="T39"><text:tab/></text:span><text:span text:style-name="T40"><text:tab/></text:span><text:span text:style-name="T41"><text:tab/></text:span><text:span text:style-name="T42">Esforço: 12 Horas</text:span></text:p>
      <text:p text:style-name="P43"><text:span text:style-name="T44">Descrição: Definiç</text:span><text:span text:style-name="T45">ão de modelo arquitetural e projeto detalhado.</text:span></text:p>
      <text:p text:style-name="P46"><text:span text:style-name="T47">Produtos: Decisão sobre qual integração será aplicada e criação da arquitetura do sistema.</text:span></text:p>
      <text:p text:style-name="P48"><text:span text:style-name="T49">Equipe: Raul Barca, Vinícius Dantas e Rúben Borges.</text:span></text:p>
      <text:p text:style-name="P50"><text:span text:style-name="T51">Artefato: DAS-Arquitetura.docx, DAS-Arquitetura.uml, DAS-Arquitetu</text:span><text:span text:style-name="T52">ra.xml</text:span></text:p>
      <text:p text:style-name="P53"/>
      <text:p text:style-name="P54"><text:span text:style-name="T55">Atividade: Gerencia de Configuração</text:span><text:span text:style-name="T56"><text:tab/></text:span><text:span text:style-name="T57"><text:tab/></text:span><text:span text:style-name="T58"><text:tab/></text:span><text:span text:style-name="T59">Esforço: 4 Horas</text:span></text:p>
      <text:p text:style-name="P60"><text:span text:style-name="T61">Descrição: Criar Plano de Gerência de Configuração</text:span></text:p>
      <text:p text:style-name="P62"><text:span text:style-name="T63">Produtos: Plano para Gerência de Configuração</text:span></text:p>
      <text:p text:style-name="P64"><text:span text:style-name="T65">Equipe: Raul Barca, Vinícius Dantas.</text:span></text:p>
      <text:p text:style-name="P66"><text:span text:style-name="T67">Artefato: LIC_Lista com itens de configuração.docx-, PGC_Versão 1.1.docx</text:span></text:p>
      <text:p text:style-name="P68"/>
      <text:p text:style-name="P69"><text:span text:style-name="T70"><text:tab/></text:span></text:p>
      <text:p text:style-name="P71"/>
      <text:p text:style-name="P72"><text:span text:style-name="T73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Rhaissa Nogueira</dc:creator>
    <meta:creation-date>2013-05-28T23:55:00Z</meta:creation-date>
    <dc:date>2013-05-28T23:57:00Z</dc:date>
    <meta:template xlink:href="Normal" xlink:type="simple"/>
    <meta:editing-cycles>2</meta:editing-cycles>
    <meta:editing-duration>PT120S</meta:editing-duration>
    <meta:document-statistic meta:page-count="1" meta:paragraph-count="2" meta:word-count="162" meta:character-count="1040" meta:row-count="7" meta:non-whitespace-character-count="880"/>
  </office:meta>
</office:document-meta>
</file>